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b5ce8" officeooo:paragraph-rsid="003b5ce8"/>
    </style:style>
    <style:style style:name="P2" style:family="paragraph" style:parent-style-name="Standard">
      <style:text-properties officeooo:rsid="003bacdc" officeooo:paragraph-rsid="003bacdc"/>
    </style:style>
    <style:style style:name="P3" style:family="paragraph" style:parent-style-name="Standard">
      <style:text-properties officeooo:rsid="003bd948" officeooo:paragraph-rsid="003bd948"/>
    </style:style>
    <style:style style:name="T1" style:family="text">
      <style:text-properties officeooo:rsid="003bacdc"/>
    </style:style>
    <style:style style:name="T2" style:family="text">
      <style:text-properties officeooo:rsid="003bd9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w Level I/O</text:p>
      <text:p text:style-name="P1"/>
      <text:p text:style-name="P1">Sometimes using just insertion and extraction operators on streams is too high-level and does not provide you with the level of granularity you need. C++ also provides several low level I/O functions that can be used to perform more specific kinds of tasks. Things like peeking to see if there is any data to read, reading unformatted bytes, and putting data back to be read again. </text:p>
      <text:p text:style-name="P1"/>
      <text:p text:style-name="P1">Here is a list of the low level read functions we have <text:span text:style-name="T1">available.</text:span> <text:span text:style-name="T1">(read from slide) </text:span></text:p>
      <text:p text:style-name="P1"/>
      <text:p text:style-name="P2">Here is a list of low level write functions. (read from slide)</text:p>
      <text:p text:style-name="P2"/>
      <text:p text:style-name="P2">Although you probably wont need them order, it is nice to have these functions available to do more granular I/O, especially with special files like serial ports, named pipes and fifo’s in Linux. They can also be useful for normal files when you need to read or write unformatted bytes out of a file. Lets take a look at some examples and see how they work. </text:p>
      <text:p text:style-name="P2"/>
      <text:p text:style-name="P3">&lt;lowlevelio.cpp&gt;</text:p>
      <text:p text:style-name="P3"/>
      <text:p text:style-name="P3">in the next video we will be covering overloading stream operators. Thanks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8T19:25:16.231089484</dc:date>
    <meta:editing-duration>PT14H26M24S</meta:editing-duration>
    <meta:editing-cycles>39</meta:editing-cycles>
    <meta:generator>LibreOffice/6.0.7.3$Linux_X86_64 LibreOffice_project/00m0$Build-3</meta:generator>
    <meta:document-statistic meta:table-count="0" meta:image-count="0" meta:object-count="0" meta:page-count="1" meta:paragraph-count="7" meta:word-count="178" meta:character-count="1002" meta:non-whitespace-character-count="828"/>
  </office:meta>
</office:document-meta>
</file>